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3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2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2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2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2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2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2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2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1" style:family="paragraph" style:parent-style-name="Titre_20_document_20_1">
      <style:text-properties officeooo:paragraph-rsid="0093b983"/>
    </style:style>
    <style:style style:name="P22" style:family="paragraph" style:parent-style-name="Titre_20_document_20_1">
      <style:text-properties officeooo:paragraph-rsid="0094cd82"/>
    </style:style>
    <style:style style:name="P23" style:family="paragraph" style:parent-style-name="Tableau_20_libellé">
      <style:text-properties officeooo:paragraph-rsid="00ba022c"/>
    </style:style>
    <style:style style:name="P24" style:family="paragraph" style:parent-style-name="Tableau_20_libellé">
      <style:text-properties officeooo:rsid="00bdf55e" officeooo:paragraph-rsid="00bdf55e"/>
    </style:style>
    <style:style style:name="P25" style:family="paragraph" style:parent-style-name="Tableau_20_libellé">
      <style:text-properties officeooo:rsid="00bdf55e" officeooo:paragraph-rsid="0148b714"/>
    </style:style>
    <style:style style:name="P26" style:family="paragraph" style:parent-style-name="Tableau_20_libellé">
      <style:text-properties officeooo:rsid="00d45f0f" officeooo:paragraph-rsid="00d45f0f"/>
    </style:style>
    <style:style style:name="P27" style:family="paragraph" style:parent-style-name="Tableau_20_libellé">
      <style:text-properties officeooo:rsid="00d45f0f" officeooo:paragraph-rsid="0132f39a"/>
    </style:style>
    <style:style style:name="P28" style:family="paragraph" style:parent-style-name="Tableau_20_libellé">
      <style:text-properties officeooo:rsid="00e88963" officeooo:paragraph-rsid="00e88963"/>
    </style:style>
    <style:style style:name="P29" style:family="paragraph" style:parent-style-name="Tableau_20_libellé">
      <style:text-properties officeooo:rsid="00e88963" officeooo:paragraph-rsid="0132f39a"/>
    </style:style>
    <style:style style:name="P30" style:family="paragraph" style:parent-style-name="Tableau_20_libellé">
      <style:text-properties officeooo:rsid="00fb754c" officeooo:paragraph-rsid="00fb754c"/>
    </style:style>
    <style:style style:name="P31" style:family="paragraph" style:parent-style-name="Tableau_20_libellé">
      <style:text-properties officeooo:rsid="00fb754c" officeooo:paragraph-rsid="0132f39a"/>
    </style:style>
    <style:style style:name="P32" style:family="paragraph" style:parent-style-name="Tableau_20_libellé">
      <style:text-properties officeooo:rsid="012a8735" officeooo:paragraph-rsid="012fe37d"/>
    </style:style>
    <style:style style:name="P33" style:family="paragraph" style:parent-style-name="Tableau_20_libellé">
      <style:text-properties officeooo:rsid="012a8735" officeooo:paragraph-rsid="0132f39a"/>
    </style:style>
    <style:style style:name="P34" style:family="paragraph" style:parent-style-name="Tableau_20_libellé">
      <style:text-properties officeooo:paragraph-rsid="0132f39a"/>
    </style:style>
    <style:style style:name="P35" style:family="paragraph" style:parent-style-name="Tableau_20_libellé">
      <style:text-properties officeooo:paragraph-rsid="0148b714"/>
    </style:style>
    <style:style style:name="P36" style:family="paragraph" style:parent-style-name="Tableau_20_libellé">
      <style:text-properties officeooo:rsid="01ae825c" officeooo:paragraph-rsid="01ae825c"/>
    </style:style>
    <style:style style:name="P37" style:family="paragraph" style:parent-style-name="Tableau_20_libellé">
      <style:text-properties style:font-name="Verdana1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8" style:family="paragraph" style:parent-style-name="Tableau_20_libellé">
      <style:text-properties officeooo:rsid="01bd5a43" officeooo:paragraph-rsid="01bd5a43"/>
    </style:style>
    <style:style style:name="P39" style:family="paragraph" style:parent-style-name="Tableau_20_libellé">
      <style:text-properties officeooo:rsid="01bd5a43" officeooo:paragraph-rsid="01dd86ee"/>
    </style:style>
    <style:style style:name="P40" style:family="paragraph" style:parent-style-name="Tableau_20_libellé">
      <style:text-properties officeooo:rsid="023a6a4b" officeooo:paragraph-rsid="023a6a4b"/>
    </style:style>
    <style:style style:name="P41" style:family="paragraph" style:parent-style-name="Tableau_20_valeur">
      <style:text-properties officeooo:rsid="00af52be" officeooo:paragraph-rsid="00ba022c"/>
    </style:style>
    <style:style style:name="P42" style:family="paragraph" style:parent-style-name="Tableau_20_valeur">
      <style:text-properties officeooo:rsid="00af52be" officeooo:paragraph-rsid="00bdf55e"/>
    </style:style>
    <style:style style:name="P43" style:family="paragraph" style:parent-style-name="Tableau_20_valeur">
      <style:text-properties officeooo:rsid="00af52be" officeooo:paragraph-rsid="0148b714"/>
    </style:style>
    <style:style style:name="P44" style:family="paragraph" style:parent-style-name="Tableau_20_valeur">
      <style:text-properties officeooo:paragraph-rsid="00ba022c"/>
    </style:style>
    <style:style style:name="P45" style:family="paragraph" style:parent-style-name="Tableau_20_valeur">
      <style:text-properties officeooo:rsid="00bdf55e" officeooo:paragraph-rsid="00bdf55e"/>
    </style:style>
    <style:style style:name="P46" style:family="paragraph" style:parent-style-name="Tableau_20_valeur">
      <style:text-properties officeooo:rsid="00bdf55e" officeooo:paragraph-rsid="0148b714"/>
    </style:style>
    <style:style style:name="P47" style:family="paragraph" style:parent-style-name="Tableau_20_valeur">
      <style:text-properties officeooo:rsid="00cb21d1" officeooo:paragraph-rsid="00cb21d1"/>
    </style:style>
    <style:style style:name="P48" style:family="paragraph" style:parent-style-name="Tableau_20_valeur">
      <style:text-properties officeooo:paragraph-rsid="00d45f0f"/>
    </style:style>
    <style:style style:name="P49" style:family="paragraph" style:parent-style-name="Tableau_20_valeur">
      <style:text-properties officeooo:paragraph-rsid="00e88963"/>
    </style:style>
    <style:style style:name="P50" style:family="paragraph" style:parent-style-name="Tableau_20_valeur">
      <style:text-properties officeooo:rsid="00f33a3e" officeooo:paragraph-rsid="00f33a3e"/>
    </style:style>
    <style:style style:name="P51" style:family="paragraph" style:parent-style-name="Tableau_20_valeur">
      <style:text-properties officeooo:paragraph-rsid="00fb754c"/>
    </style:style>
    <style:style style:name="P52" style:family="paragraph" style:parent-style-name="Tableau_20_valeur">
      <style:text-properties officeooo:rsid="00ff61f7" officeooo:paragraph-rsid="00ff61f7"/>
    </style:style>
    <style:style style:name="P53" style:family="paragraph" style:parent-style-name="Tableau_20_valeur">
      <style:text-properties officeooo:rsid="012a8735" officeooo:paragraph-rsid="012a8735"/>
    </style:style>
    <style:style style:name="P54" style:family="paragraph" style:parent-style-name="Tableau_20_valeur">
      <style:text-properties officeooo:rsid="012a8735" officeooo:paragraph-rsid="0132f39a"/>
    </style:style>
    <style:style style:name="P55" style:family="paragraph" style:parent-style-name="Tableau_20_valeur">
      <style:text-properties officeooo:paragraph-rsid="0132f39a"/>
    </style:style>
    <style:style style:name="P56" style:family="paragraph" style:parent-style-name="Tableau_20_valeur">
      <style:text-properties officeooo:paragraph-rsid="0148b714"/>
    </style:style>
    <style:style style:name="P57" style:family="paragraph" style:parent-style-name="Tableau_20_valeur">
      <style:text-properties officeooo:rsid="01b9654b" officeooo:paragraph-rsid="01b9654b"/>
    </style:style>
    <style:style style:name="P58" style:family="paragraph" style:parent-style-name="Tableau_20_valeur">
      <style:text-properties officeooo:rsid="01ba1d3b" officeooo:paragraph-rsid="01ba1d3b"/>
    </style:style>
    <style:style style:name="P59" style:family="paragraph" style:parent-style-name="Tableau_20_valeur">
      <style:text-properties officeooo:rsid="01bf28e6" officeooo:paragraph-rsid="01bf28e6"/>
    </style:style>
    <style:style style:name="P60" style:family="paragraph" style:parent-style-name="Tableau_20_valeur">
      <style:text-properties officeooo:rsid="01bf28e6" officeooo:paragraph-rsid="01dd86ee"/>
    </style:style>
    <style:style style:name="P61" style:family="paragraph" style:parent-style-name="Tableau_20_valeur">
      <style:text-properties officeooo:rsid="0239e136" officeooo:paragraph-rsid="0239e136"/>
    </style:style>
    <style:style style:name="P62" style:family="paragraph" style:parent-style-name="Tableau_20_valeur">
      <style:text-properties officeooo:rsid="023a6a4b"/>
    </style:style>
    <style:style style:name="P63" style:family="paragraph" style:parent-style-name="Tableau_20_valeur">
      <style:text-properties officeooo:rsid="023a6a4b" officeooo:paragraph-rsid="00d45f0f"/>
    </style:style>
    <style:style style:name="P64" style:family="paragraph" style:parent-style-name="Tableau_20_valeur">
      <style:text-properties officeooo:rsid="023a6a4b" officeooo:paragraph-rsid="0132f39a"/>
    </style:style>
    <style:style style:name="P65" style:family="paragraph" style:parent-style-name="Titre_20_document">
      <style:text-properties officeooo:rsid="00ce21da"/>
    </style:style>
    <style:style style:name="P66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7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8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2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3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4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5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2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8"><text:span text:style-name="T15">do section- if view.is_dashboard()</text:span></text:p></office:annotation><office:annotation><dc:creator>sge</dc:creator><dc:date>2016-09-30T09:15:47</dc:date><text:p text:style-name="P78"><text:span text:style-name="T15">do text if view.uids_to_objs(brains)</text:span></text:p></office:annotation><text:span text:style-name="T2">brains (cette ligne sera enlevée)</text:span></text:p>
        <text:p text:style-name="P21"><office:annotation><dc:creator>sge </dc:creator><dc:date>2013-10-18T14:28:03</dc:date><text:p text:style-name="P78"><text:span text:style-name="T15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4">Sélection d’</text:span>action<text:span text:style-name="T4">s</text:span></text:p>
        <text:p text:style-name="P66"><office:annotation><dc:creator>sge </dc:creator><dc:date>2013-10-18T14:28:03</dc:date><text:p text:style-name="P78"><text:span text:style-name="T15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8"><text:span text:style-name="T15">do section- if not view.is_dashboard()</text:span></text:p></office:annotation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5">Fiche d’un </text:span>objectif stratégique</text:p>
        <text:p text:style-name="P22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5">Fiche d’un </text:span>objectif opérationnel</text:p>
        <text:p text:style-name="P22"><office:annotation><dc:creator>sge </dc:creator><dc:date>2013-10-18T14:28:03</dc:date><text:p text:style-name="P78"><text:span text:style-name="T15">do text if context.getPortalTypeName()=='pstaction'</text:span></text:p></office:annotation><text:span text:style-name="T5">Fiche d’une </text:span>action</text:p>
        <text:p text:style-name="P67"><office:annotation><dc:creator>sge </dc:creator><dc:date>2013-10-18T14:28:03</dc:date><text:p text:style-name="P78"><text:span text:style-name="T15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8"><text:span text:style-name="T15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9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70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71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meta:creator-initials>ble</meta:creator-initials><text:p text:style-name="P78"><text:span text:style-name="T15">do section- with a=view.init_hv()</text:span></text:p></office:annotation></text:p>
        <text:section text:style-name="Sect1" text:name="Section OS">
          <text:p text:style-name="P10"/>
          <text:p text:style-name="P68"><office:annotation><dc:creator>sge</dc:creator><dc:date>2016-09-05T15:40:08</dc:date><text:p text:style-name="P78"><text:span text:style-name="T15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 table:style-name="TableLine94062536047392">
              <table:table-cell table:style-name="Tableau2.A1" table:number-columns-spanned="2" office:value-type="string">
                <text:list xml:id="list405560951" text:style-name="numerotation_20_pst">
                  <text:list-item>
                    <text:h text:style-name="P74" text:outline-level="1"><text:bookmark-start text:name="__RefHeading___Toc781_1946196899"/><office:annotation><dc:creator>sge</dc:creator><dc:date>2016-09-02T14:45:56</dc:date><text:p text:style-name="P78"><text:span text:style-name="T15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 table:style-name="TableLine94062414243952">
              <table:table-cell table:style-name="Tableau2.A2" office:value-type="string">
                <text:p text:style-name="P17"><office:annotation><dc:creator>sge </dc:creator><dc:date>2013-10-21T23:36:44</dc:date><text:p text:style-name="P78"><text:span text:style-name="T15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50"><office:annotation><dc:creator>sge </dc:creator><dc:date>2013-10-21T23:36:08</dc:date><text:p text:style-name="P78"><text:span text:style-name="T15">do text</text:span></text:p><text:p text:style-name="P78"><text:span text:style-name="T15">from so_v.render_xhtml('description_rich')</text:span></text:p></office:annotation>champ description</text:p>
              </table:table-cell>
            </table:table-row>
            <table:table-row table:style-name="TableLine94062526117104">
              <table:table-cell table:style-name="Tableau2.A3" office:value-type="string">
                <text:p text:style-name="P14"><office:annotation><dc:creator>sge </dc:creator><dc:date>2013-10-18T15:09:03</dc:date><text:p text:style-name="P78"><text:span text:style-name="T15">do row if view.keep_field('so', 'categories') and hasattr(so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 table:style-name="TableLine94062533803408">
              <table:table-cell table:style-name="Tableau2.A3" office:value-type="string">
                <text:p text:style-name="P14"><office:annotation><dc:creator>sge </dc:creator><dc:date>2013-10-22T08:07:38</dc:date><text:p text:style-name="P78"><text:span text:style-name="T15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8"><text:span text:style-name="T15">do text</text:span></text:p><text:p text:style-name="P78"><text:span text:style-name="T15">from xhtml(so_v.getOwnBudget())</text:span></text:p></office:annotation>champ budget</text:p>
              </table:table-cell>
            </table:table-row>
            <table:table-row table:style-name="TableLine94062515690768">
              <table:table-cell table:style-name="Tableau2.A3" office:value-type="string">
                <text:p text:style-name="P14"><office:annotation><dc:creator>sge </dc:creator><dc:date>2013-10-22T08:07:05</dc:date><text:p text:style-name="P78"><text:span text:style-name="T15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8"><text:span text:style-name="T15">do text</text:span></text:p><text:p text:style-name="P78"><text:span text:style-name="T15">from so_v.render_xhtml('budget_comments')</text:span></text:p></office:annotation>champ commentaires budget</text:p>
              </table:table-cell>
            </table:table-row>
            <table:table-row table:style-name="TableLine94062483042496">
              <table:table-cell table:style-name="Tableau2.A3" office:value-type="string">
                <text:p text:style-name="P14"><office:annotation><dc:creator>sge </dc:creator><dc:date>2013-10-28T14:48:50</dc:date><text:p text:style-name="P78"><text:span text:style-name="T15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8"><text:span text:style-name="T15">do text</text:span></text:p><text:p text:style-name="P78"><text:span text:style-name="T15">from xhtml(so_v.getChildrenBudget())</text:span></text:p></office:annotation>widget des sous-éléments</text:p>
              </table:table-cell>
            </table:table-row>
            <table:table-row table:style-name="TableLine94062414472352">
              <table:table-cell table:style-name="Tableau2.A3" office:value-type="string">
                <text:p text:style-name="P14"><office:annotation><dc:creator>sge </dc:creator><dc:date>2013-10-21T23:41:38</dc:date><text:p text:style-name="P78"><text:span text:style-name="T15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8"><text:span text:style-name="T15">do text</text:span></text:p><text:p text:style-name="P78"><text:span text:style-name="T15">from so_v.render_xhtml('observation')</text:span></text:p></office:annotation>champ constat</text:p>
              </table:table-cell>
            </table:table-row>
            <table:table-row table:style-name="TableLine94062415128320">
              <table:table-cell table:style-name="Tableau2.A3" office:value-type="string">
                <text:p text:style-name="P16"><office:annotation><dc:creator>sge</dc:creator><dc:date>2017-01-12T10:45:16</dc:date><text:p text:style-name="P78"><text:span text:style-name="T15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7"><office:annotation><dc:creator>sge</dc:creator><dc:date>2017-01-12T10:45:51</dc:date><text:p text:style-name="P78"><text:span text:style-name="T15">do text</text:span></text:p><text:p text:style-name="P78"><text:span text:style-name="T15">from so_v.render_xhtml('comments')</text:span></text:p></office:annotation><text:span text:style-name="T13">c</text:span>hamp commentaires</text:p>
              </table:table-cell>
            </table:table-row>
            <table:table-row table:style-name="TableLine94062533313808">
              <table:table-cell table:style-name="Tableau2.A3" office:value-type="string">
                <text:p text:style-name="P20"><office:annotation><dc:creator>sge </dc:creator><dc:date>2013-10-18T15:09:03</dc:date><text:p text:style-name="P78"><text:span text:style-name="T15">do row if view.keep_field('so', 'plan') and hasattr(so, 'plan') and so.plan</text:span></text:p></office:annotation>Plan</text:p>
              </table:table-cell>
              <table:table-cell table:style-name="Tableau2.B3" office:value-type="string">
                <text:p text:style-name="P61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8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 table:style-name="TableLine94062537079808">
                <table:table-cell table:style-name="Tableau1.A1" table:number-columns-spanned="2" office:value-type="string">
                  <text:list xml:id="list95332012356508" text:continue-numbering="true" text:style-name="numerotation_20_pst">
                    <text:list-item>
                      <text:list>
                        <text:list-item>
                          <text:h text:style-name="P73" text:outline-level="2"><text:bookmark-start text:name="__RefHeading___Toc783_1946196899"/><office:annotation><dc:creator>sge</dc:creator><dc:date>2016-09-05T15:20:16</dc:date><text:p text:style-name="P78"><text:span text:style-name="T15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 table:style-name="TableLine94062504745984">
                <table:table-cell table:style-name="Tableau1.A2" office:value-type="string">
                  <text:p text:style-name="P14"><office:annotation><dc:creator>sge </dc:creator><dc:date>2013-10-21T23:36:44</dc:date><text:p text:style-name="P78"><text:span text:style-name="T15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8"><text:span text:style-name="T15">do text</text:span></text:p><text:p text:style-name="P78"><text:span text:style-name="T15">from oo_v.render_xhtml('description_rich')</text:span></text:p></office:annotation>champ description</text:p>
                </table:table-cell>
              </table:table-row>
              <table:table-row table:style-name="TableLine94062519032304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categories') and hasattr(oo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 table:style-name="TableLine94062485179600">
                <table:table-cell table:style-name="Tableau1.A3" office:value-type="string">
                  <text:p text:style-name="P14"><office:annotation><dc:creator>bleybaert</dc:creator><dc:date>2020-02-10T09:53:33.452132204</dc:date><meta:creator-initials>ble</meta:creator-initials><text:p text:style-name="P78"><text:span text:style-name="T15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8"><text:span text:style-name="T15">do text if oo.result_indicator</text:span></text:p><text:p text:style-name="P78"><text:span text:style-name="T15">from xhtml(oo_v.display_widget('result_indicator'))</text:span></text:p></office:annotation>result indicator</text:p>
                </table:table-cell>
              </table:table-row>
              <table:table-row table:style-name="TableLine94062504250544">
                <table:table-cell table:style-name="Tableau1.A3" office:value-type="string">
                  <text:p text:style-name="P14"><office:annotation><dc:creator>bleybaert</dc:creator><dc:date>2020-02-10T10:00:22.019210776</dc:date><meta:creator-initials>ble</meta:creator-initials><text:p text:style-name="P78"><text:span text:style-name="T15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 table:style-name="TableLine94062502765456">
                <table:table-cell table:style-name="Tableau1.A3" office:value-type="string">
                  <text:p text:style-name="P14"><office:annotation><dc:creator>bleybaert</dc:creator><dc:date>2020-02-10T10:00:44.029585686</dc:date><meta:creator-initials>ble</meta:creator-initials><text:p text:style-name="P78"><text:span text:style-name="T15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 table:style-name="TableLine94062487371712">
                <table:table-cell table:style-name="Tableau1.A3" office:value-type="string">
                  <text:p text:style-name="P14"><office:annotation><dc:creator>bleybaert</dc:creator><dc:date>2020-02-10T10:04:12.150300658</dc:date><meta:creator-initials>ble</meta:creator-initials><text:p text:style-name="P78"><text:span text:style-name="T15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 table:style-name="TableLine94062533643584">
                <table:table-cell table:style-name="Tableau1.A3" office:value-type="string">
                  <text:p text:style-name="P14"><office:annotation><dc:creator>bleybaert</dc:creator><dc:date>2020-02-10T10:12:59.272059033</dc:date><meta:creator-initials>ble</meta:creator-initials><text:p text:style-name="P78"><text:span text:style-name="T15">do row if view.keep_field('oo', 'administrative_responsible') and 'administrative_responsible' not in without_oo_fields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 table:style-name="TableLine94062533958672">
                <table:table-cell table:style-name="Tableau1.A3" office:value-type="string">
                  <text:list xml:id="list95332541503859" text:continue-numbering="true" text:style-name="numerotation_20_pst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Titre_20_Sous-Tache" text:outline-level="6"><office:annotation><dc:creator>bleybaert</dc:creator><dc:date>2020-02-10T10:13:20.663951841</dc:date><meta:creator-initials>ble</meta:creator-initials><text:p text:style-name="P78"><text:span text:style-name="T15">do row if view.keep_field('oo', 'manager') and 'manager' not in without_oo_fields</text:span></text:p></office:annotation>Service gestionnaire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 table:style-name="TableLine94062502780624">
                <table:table-cell table:style-name="Tableau1.A3" office:value-type="string">
                  <text:p text:style-name="P14"><office:annotation><dc:creator>sge </dc:creator><dc:date>2013-10-18T15:13:26</dc:date><text:p text:style-name="P78"><text:span text:style-name="T15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oo_v.display_text_as_html('extra_concerned_people'))</text:span></text:p></office:annotation>champ extra_concerned_people</text:p>
                </table:table-cell>
              </table:table-row>
              <table:table-row table:style-name="TableLine94062534390512">
                <table:table-cell table:style-name="Tableau1.A3" office:value-type="string">
                  <text:p text:style-name="P18"><office:annotation><dc:creator>bleybaert</dc:creator><dc:date>2020-02-12T15:05:53.986200437</dc:date><meta:creator-initials>ble</meta:creator-initials><text:p text:style-name="P78"><text:span text:style-name="T15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7"><office:annotation><dc:creator>bleybaert</dc:creator><dc:date>2020-02-12T15:06:46.723665913</dc:date><meta:creator-initials>ble</meta:creator-initials><text:p text:style-name="P78"><text:span text:style-name="T15">do text if oo.projection</text:span></text:p><text:p text:style-name="P78"><text:span text:style-name="T15">from xhtml(oo_v.display_widget('IAnalyticBudget.projection'))</text:span></text:p></office:annotation>projection</text:p>
                </table:table-cell>
              </table:table-row>
              <table:table-row table:style-name="TableLine94062540238176">
                <table:table-cell table:style-name="Tableau1.A3" office:value-type="string">
                  <text:p text:style-name="P19"><office:annotation><dc:creator>bleybaert</dc:creator><dc:date>2020-02-12T15:07:44.283515467</dc:date><meta:creator-initials>ble</meta:creator-initials><text:p text:style-name="P78"><text:span text:style-name="T15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8"><office:annotation><dc:creator>bleybaert</dc:creator><dc:date>2020-02-12T15:08:42.371881597</dc:date><meta:creator-initials>ble</meta:creator-initials><text:p text:style-name="P78"><text:span text:style-name="T15">do text if oo.analytic_budget</text:span></text:p><text:p text:style-name="P78"><text:span text:style-name="T15">from xhtml(oo_v.display_widget('analytic_budget'))</text:span></text:p></office:annotation>budget analytique</text:p>
                </table:table-cell>
              </table:table-row>
              <table:table-row table:style-name="TableLine94062532352288">
                <table:table-cell table:style-name="Tableau1.A3" office:value-type="string">
                  <text:p text:style-name="P14"><office:annotation><dc:creator>bleybaert</dc:creator><dc:date>2020-02-10T10:22:53.386386684</dc:date><meta:creator-initials>ble</meta:creator-initials><text:p text:style-name="P78"><text:span text:style-name="T15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8"><text:span text:style-name="T15">do text if oo.budget</text:span></text:p><text:p text:style-name="P78"><text:span text:style-name="T15">from xhtml(oo_v.getOwnBudget())</text:span></text:p></office:annotation>champ budget</text:p>
                </table:table-cell>
              </table:table-row>
              <table:table-row table:style-name="TableLine94062504980096">
                <table:table-cell table:style-name="Tableau1.A3" office:value-type="string">
                  <text:p text:style-name="P14"><office:annotation><dc:creator>sge </dc:creator><dc:date>2013-10-18T15:28:43</dc:date><text:p text:style-name="P78"><text:span text:style-name="T15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8"><text:span text:style-name="T15">do text</text:span></text:p><text:p text:style-name="P78"><text:span text:style-name="T15">from oo_v.render_xhtml('budget_comments')</text:span></text:p></office:annotation>champ budget_comments</text:p>
                </table:table-cell>
              </table:table-row>
              <table:table-row table:style-name="TableLine94062532665936">
                <table:table-cell table:style-name="Tableau1.A3" office:value-type="string">
                  <text:p text:style-name="P14"><office:annotation><dc:creator>sge </dc:creator><dc:date>2013-10-28T14:32:32</dc:date><text:p text:style-name="P78"><text:span text:style-name="T15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8"><text:span text:style-name="T15">do text</text:span></text:p><text:p text:style-name="P78"><text:span text:style-name="T15">from xhtml(oo_v.getChildrenBudget())</text:span></text:p></office:annotation>widget budget des sous-éléments</text:p>
                </table:table-cell>
              </table:table-row>
              <table:table-row table:style-name="TableLine94062530070928">
                <table:table-cell table:style-name="Tableau1.A3" office:value-type="string">
                  <text:p text:style-name="P14"><office:annotation><dc:creator>sge </dc:creator><dc:date>2013-10-21T23:41:38</dc:date><text:p text:style-name="P78"><text:span text:style-name="T15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8"><text:span text:style-name="T15">do text</text:span></text:p><text:p text:style-name="P78"><text:span text:style-name="T15">from oo_v.render_xhtml('observation')</text:span></text:p></office:annotation>champ observation</text:p>
                </table:table-cell>
              </table:table-row>
              <table:table-row table:style-name="TableLine94062517027568">
                <table:table-cell table:style-name="Tableau1.A3" office:value-type="string">
                  <text:p text:style-name="P14"><office:annotation><dc:creator>sge </dc:creator><dc:date>2013-10-18T15:32:49</dc:date><text:p text:style-name="P78"><text:span text:style-name="T15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oo_v.render_xhtml('comments')</text:span></text:p></office:annotation>champ comments</text:p>
                </table:table-cell>
              </table:table-row>
              <table:table-row table:style-name="TableLine94062544132176">
                <table:table-cell table:style-name="Tableau1.A3" office:value-type="string">
                  <text:p text:style-name="P15"><office:annotation><dc:creator>bleybaert</dc:creator><dc:date>2020-01-28T10:33:40.092793536</dc:date><meta:creator-initials>ble</meta:creator-initials><text:p text:style-name="P78"><text:span text:style-name="T15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2"><text:text-input text:description="">oo_v.display_voc('sdgs')</text:text-input></text:p>
                </table:table-cell>
              </table:table-row>
              <table:table-row table:style-name="TableLine94062534100992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plan') and hasattr(oo, 'plan') and oo.plan</text:span></text:p></office:annotation><text:span text:style-name="T14">Plan</text:span></text:p>
                </table:table-cell>
                <table:table-cell table:style-name="Tableau1.B3" office:value-type="string">
                  <text:p text:style-name="P62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8"><text:span text:style-name="T15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 table:style-name="TableLine94062532045056">
                  <table:table-cell table:style-name="Tableau14.A1" table:number-columns-spanned="2" office:value-type="string">
                    <text:list xml:id="list95331210166727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><dc:creator>sge</dc:creator><dc:date>2016-09-06T13:13:34</dc:date><text:p text:style-name="P78"><text:span text:style-name="T15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 table:style-name="TableLine94062516370272">
                  <table:table-cell table:style-name="Tableau14.A2" office:value-type="string">
                    <text:p text:style-name="Tableau_20_libellé"><office:annotation><dc:creator>sge </dc:creator><dc:date>2013-10-21T23:29:43</dc:date><text:p text:style-name="P78"><text:span text:style-name="T15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8"><text:span text:style-name="T15">do text</text:span></text:p><text:p text:style-name="P78"><text:span text:style-name="T15">from act_v.render_xhtml('description_rich')</text:span></text:p></office:annotation>champ description</text:p>
                  </table:table-cell>
                </table:table-row>
                <table:table-row table:style-name="TableLine94062501331696">
                  <table:table-cell table:style-name="Tableau14.A4" office:value-type="string">
                    <text:p text:style-name="P26"><office:annotation><dc:creator>sge </dc:creator><dc:date>2013-10-18T15:09:43</dc:date><text:p text:style-name="P78"><text:span text:style-name="T15">do row if view.keep_field('ac', 'categories') and hasattr(act, 'categories') and act.categories</text:span></text:p></office:annotation>Catégorie</text:p>
                  </table:table-cell>
                  <table:table-cell table:style-name="Tableau14.B4" office:value-type="string">
                    <text:p text:style-name="P48"><text:text-input text:description="">act_v.display_voc('categories')</text:text-input></text:p>
                  </table:table-cell>
                </table:table-row>
                <table:table-row table:style-name="TableLine94062555924992">
                  <table:table-cell table:style-name="Tableau14.A4" office:value-type="string">
                    <text:p text:style-name="P30"><office:annotation><dc:creator>bleybaert</dc:creator><dc:date>2020-02-10T11:58:06.525606390</dc:date><meta:creator-initials>ble</meta:creator-initials><text:p text:style-name="P78"><text:span text:style-name="T15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51"><office:annotation><dc:creator>sge </dc:creator><dc:date>2013-06-21T22:15:44</dc:date><text:p text:style-name="P78"><text:span text:style-name="T15">do text if act.result_indicator</text:span></text:p><text:p text:style-name="P78"><text:span text:style-name="T15">from xhtml(act_v.display_widget('result_indicator'))</text:span></text:p></office:annotation>result indicator</text:p>
                  </table:table-cell>
                </table:table-row>
                <table:table-row table:style-name="TableLine94062517204704">
                  <table:table-cell table:style-name="Tableau14.A16" office:value-type="string">
                    <text:p text:style-name="Tableau_20_libellé"><office:annotation><dc:creator>bleybaert</dc:creator><dc:date>2020-02-10T13:09:10.952359476</dc:date><meta:creator-initials>ble</meta:creator-initials><text:p text:style-name="P78"><text:span text:style-name="T15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 table:style-name="TableLine94062414256304">
                  <table:table-cell table:style-name="Tableau14.A16" office:value-type="string">
                    <text:p text:style-name="P28"><office:annotation><dc:creator>bleybaert</dc:creator><dc:date>2020-02-10T13:09:44.774215374</dc:date><meta:creator-initials>ble</meta:creator-initials><text:p text:style-name="P78"><text:span text:style-name="T15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9"><text:text-input text:description="">act_v.display_voc('representative_responsible')</text:text-input></text:p>
                  </table:table-cell>
                </table:table-row>
                <table:table-row table:style-name="TableLine94062487941776">
                  <table:table-cell table:style-name="Tableau14.A16" office:value-type="string">
                    <text:p text:style-name="Tableau_20_libellé"><office:annotation><dc:creator>bleybaert</dc:creator><dc:date>2020-02-10T13:11:05.573585232</dc:date><meta:creator-initials>ble</meta:creator-initials><text:p text:style-name="P78"><text:span text:style-name="T15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8"><text:span text:style-name="T15">do text</text:span></text:p><text:p text:style-name="P78"><text:span text:style-name="T15">from xhtml(act_v.formatHealthIndicator())</text:span></text:p></office:annotation>champ health_indicator_details</text:p>
                  </table:table-cell>
                </table:table-row>
                <table:table-row table:style-name="TableLine94062501535360">
                  <table:table-cell table:style-name="Tableau14.A16" office:value-type="string">
                    <text:list xml:id="list95330882917227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Titre_20_Sous-Tache" text:outline-level="6">Service <text:span text:style-name="T10">gestionnaire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 table:style-name="TableLine94062541153584">
                  <table:table-cell table:style-name="Tableau14.A16" office:value-type="string">
                    <text:p text:style-name="P36"><office:annotation><dc:creator>bleybaert</dc:creator><dc:date>2020-02-12T14:12:37.769158588</dc:date><meta:creator-initials>ble</meta:creator-initials><text:p text:style-name="P78"><text:span text:style-name="T15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 table:style-name="TableLine94062542635296">
                  <table:table-cell table:style-name="Tableau14.A16" office:value-type="string">
                    <text:p text:style-name="Tableau_20_libellé"><office:annotation><dc:creator>sge </dc:creator><dc:date>2013-10-21T23:33:12</dc:date><text:p text:style-name="P78"><text:span text:style-name="T15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act_v.display_text_as_html('extra_concerned_people'))</text:span></text:p></office:annotation>champ extra_concerned_people</text:p>
                  </table:table-cell>
                </table:table-row>
                <table:table-row table:style-name="TableLine94062500968112">
                  <table:table-cell table:style-name="Tableau14.A16" office:value-type="string">
                    <text:p text:style-name="P38"><office:annotation><dc:creator>bleybaert</dc:creator><dc:date>2020-02-12T15:10:12.457694162</dc:date><meta:creator-initials>ble</meta:creator-initials><text:p text:style-name="P78"><text:span text:style-name="T15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9"><office:annotation><dc:creator>bleybaert</dc:creator><dc:date>2020-02-12T15:11:31.412785309</dc:date><meta:creator-initials>ble</meta:creator-initials><text:p text:style-name="P78"><text:span text:style-name="T15">do text if act.projection</text:span></text:p><text:p text:style-name="P78"><text:span text:style-name="T15">from xhtml(act_v.display_widget('IAnalyticBudget.projection'))</text:span></text:p></office:annotation>projection</text:p>
                  </table:table-cell>
                </table:table-row>
                <table:table-row table:style-name="TableLine94062533148512">
                  <table:table-cell table:style-name="Tableau14.A16" office:value-type="string">
                    <text:p text:style-name="P38"><office:annotation><dc:creator>bleybaert</dc:creator><dc:date>2020-02-12T15:11:07.244805064</dc:date><meta:creator-initials>ble</meta:creator-initials><text:p text:style-name="P78"><text:span text:style-name="T15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9"><office:annotation><dc:creator>bleybaert</dc:creator><dc:date>2020-02-12T15:12:12.754750264</dc:date><meta:creator-initials>ble</meta:creator-initials><text:p text:style-name="P78"><text:span text:style-name="T15">do text if act.analytic_budget</text:span></text:p><text:p text:style-name="P78"><text:span text:style-name="T15">from xhtml(act_v.display_widget('analytic_budget'))</text:span></text:p></office:annotation>budg<text:span text:style-name="T12">et</text:span> analytique</text:p>
                  </table:table-cell>
                </table:table-row>
                <table:table-row table:style-name="TableLine94062487472832">
                  <table:table-cell table:style-name="Tableau14.A16" office:value-type="string">
                    <text:p text:style-name="Tableau_20_libellé"><office:annotation><dc:creator>bleybaert</dc:creator><dc:date>2020-02-10T13:24:35.434867040</dc:date><meta:creator-initials>ble</meta:creator-initials><text:p text:style-name="P78"><text:span text:style-name="T15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8"><text:span text:style-name="T15">do text if act.budget</text:span></text:p><text:p text:style-name="P78"><text:span text:style-name="T15">from xhtml(act_v.getOwnBudget())</text:span></text:p></office:annotation>champ budget</text:p>
                  </table:table-cell>
                </table:table-row>
                <table:table-row table:style-name="TableLine94062516129504">
                  <table:table-cell table:style-name="Tableau14.A16" office:value-type="string">
                    <text:p text:style-name="Tableau_20_libellé"><office:annotation><dc:creator>sge </dc:creator><dc:date>2013-10-18T15:36:30</dc:date><text:p text:style-name="P78"><text:span text:style-name="T15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8"><text:span text:style-name="T15">do text</text:span></text:p><text:p text:style-name="P78"><text:span text:style-name="T15">from act_v.render_xhtml('budget_comments')</text:span></text:p></office:annotation>champ budget_comments</text:p>
                  </table:table-cell>
                </table:table-row>
                <table:table-row table:style-name="TableLine94062414089776">
                  <table:table-cell table:style-name="Tableau14.A15" office:value-type="string">
                    <text:p text:style-name="Tableau_20_libellé"><office:annotation><dc:creator>bleybaert</dc:creator><dc:date>2020-02-10T15:19:10.645986547</dc:date><meta:creator-initials>ble</meta:creator-initials><text:p text:style-name="P78"><text:span text:style-name="T15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 table:style-name="TableLine94062531540544">
                  <table:table-cell table:style-name="Tableau14.A16" office:value-type="string">
                    <text:p text:style-name="Tableau_20_libellé"><office:annotation><dc:creator>sge </dc:creator><dc:date>2013-10-18T15:36:44</dc:date><text:p text:style-name="P78"><text:span text:style-name="T15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observation')</text:span></text:p></office:annotation>champ observation</text:p>
                  </table:table-cell>
                </table:table-row>
                <table:table-row table:style-name="TableLine94062523565744">
                  <table:table-cell table:style-name="Tableau14.A17" office:value-type="string">
                    <text:p text:style-name="Tableau_20_libellé"><office:annotation><dc:creator>sge </dc:creator><dc:date>2013-10-18T15:36:44</dc:date><text:p text:style-name="P78"><text:span text:style-name="T15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comments')</text:span></text:p></office:annotation>champ comments</text:p>
                  </table:table-cell>
                </table:table-row>
                <table:table-row table:style-name="TableLine94062481928960">
                  <table:table-cell table:style-name="Tableau14.A18" office:value-type="string">
                    <text:p text:style-name="P32"><text:span text:style-name="T9"><office:annotation><dc:creator>bleybaert</dc:creator><dc:date>2020-01-28T10:33:40.092793536</dc:date><meta:creator-initials>ble</meta:creator-initials><text:p text:style-name="P78"><text:span text:style-name="T15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3"><text:text-input text:description="">act_v.display_voc('sdgs')</text:text-input></text:p>
                  </table:table-cell>
                </table:table-row>
                <table:table-row table:style-name="TableLine94062501793120">
                  <table:table-cell table:style-name="Tableau14.A19" office:value-type="string">
                    <text:p text:style-name="P26"><office:annotation><dc:creator>sge </dc:creator><dc:date>2013-10-18T15:09:43</dc:date><text:p text:style-name="P78"><text:span text:style-name="T15">do row if view.keep_field('ac', 'plan') and hasattr(act, 'plan') and act.plan</text:span></text:p></office:annotation><text:span text:style-name="T14">Plan</text:span></text:p>
                  </table:table-cell>
                  <table:table-cell table:style-name="Tableau14.B19" office:value-type="string">
                    <text:p text:style-name="P63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8"><text:span text:style-name="T15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Line94062532245616">
                    <table:table-cell table:style-name="Table1.A1" table:number-columns-spanned="2" office:value-type="string">
                      <text:list xml:id="list95331387404633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6" text:outline-level="4"><text:bookmark-start text:name="__RefHeading___Toc182878_2652624615"/><office:annotation><dc:creator>sge</dc:creator><dc:date>2016-09-06T13:13:34</dc:date><text:p text:style-name="P78"><text:span text:style-name="T15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062523727056">
                    <table:table-cell table:style-name="Table1.A2" office:value-type="string">
                      <text:p text:style-name="P34"><office:annotation><dc:creator>sge </dc:creator><dc:date>2013-10-21T23:29:43</dc:date><text:p text:style-name="P78"><text:span text:style-name="T15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5"><office:annotation><dc:creator>sge </dc:creator><dc:date>2013-10-21T23:27:35</dc:date><text:p text:style-name="P78"><text:span text:style-name="T15">do text</text:span></text:p><text:p text:style-name="P78"><text:span text:style-name="T15">from subact_v.render_xhtml('description_rich')</text:span></text:p></office:annotation>champ description</text:p>
                    </table:table-cell>
                  </table:table-row>
                  <table:table-row table:style-name="TableLine94062536989616">
                    <table:table-cell table:style-name="Table1.A4" office:value-type="string">
                      <text:p text:style-name="P27"><office:annotation><dc:creator>sge </dc:creator><dc:date>2013-10-18T15:09:43</dc:date><text:p text:style-name="P78"><text:span text:style-name="T15">do row if view.keep_field('sb', 'categories') and hasattr(subact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5"><text:text-input text:description="">subact_v.display_voc('categories')</text:text-input></text:p>
                    </table:table-cell>
                  </table:table-row>
                  <table:table-row table:style-name="TableLine94062487290240">
                    <table:table-cell table:style-name="Table1.A4" office:value-type="string">
                      <text:p text:style-name="P31"><office:annotation><dc:creator>bleybaert</dc:creator><dc:date>2020-02-10T15:43:32.032786889</dc:date><meta:creator-initials>ble</meta:creator-initials><text:p text:style-name="P78"><text:span text:style-name="T15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5"><office:annotation><dc:creator>sge </dc:creator><dc:date>2013-06-21T22:15:44</dc:date><text:p text:style-name="P78"><text:span text:style-name="T15">do text if subact.result_indicator</text:span></text:p><text:p text:style-name="P78"><text:span text:style-name="T15">from xhtml(subact_v.display_widget('result_indicator'))</text:span></text:p></office:annotation>result indicator</text:p>
                    </table:table-cell>
                  </table:table-row>
                  <table:table-row table:style-name="TableLine94062533558352">
                    <table:table-cell table:style-name="Table1.A16" office:value-type="string">
                      <text:p text:style-name="P34"><office:annotation><dc:creator>bleybaert</dc:creator><dc:date>2020-02-10T15:45:18.165729086</dc:date><meta:creator-initials>ble</meta:creator-initials><text:p text:style-name="P78"><text:span text:style-name="T15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5"><text:text-input text:description="">subact_v.display_date('planned_end_date')</text:text-input></text:p>
                    </table:table-cell>
                  </table:table-row>
                  <table:table-row table:style-name="TableLine94062514180800">
                    <table:table-cell table:style-name="Table1.A16" office:value-type="string">
                      <text:p text:style-name="P29"><office:annotation><dc:creator>bleybaert</dc:creator><dc:date>2020-02-10T15:45:49.751258323</dc:date><meta:creator-initials>ble</meta:creator-initials><text:p text:style-name="P78"><text:span text:style-name="T15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5"><text:text-input text:description="">subact_v.display_voc('representative_responsible')</text:text-input></text:p>
                    </table:table-cell>
                  </table:table-row>
                  <table:table-row table:style-name="TableLine94062532710000">
                    <table:table-cell table:style-name="Table1.A16" office:value-type="string">
                      <text:p text:style-name="P34"><office:annotation><dc:creator>bleybaert</dc:creator><dc:date>2020-02-10T15:46:36.354318574</dc:date><meta:creator-initials>ble</meta:creator-initials><text:p text:style-name="P78"><text:span text:style-name="T15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5"><office:annotation><dc:creator>sge </dc:creator><dc:date>2013-06-17T14:29:33</dc:date><text:p text:style-name="P78"><text:span text:style-name="T15">do text</text:span></text:p><text:p text:style-name="P78"><text:span text:style-name="T15">from xhtml(subact_v.formatHealthIndicator())</text:span></text:p></office:annotation>champ health_indicator_details</text:p>
                    </table:table-cell>
                  </table:table-row>
                  <table:table-row table:style-name="TableLine94062532565936">
                    <table:table-cell table:style-name="Table1.A16" office:value-type="string">
                      <text:list xml:id="list95332403908344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Service <text:span text:style-name="T11">gestionnaire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1.B16" office:value-type="string">
                      <text:p text:style-name="P55"><text:text-input text:description="">subact_v.display_voc('manager')</text:text-input></text:p>
                    </table:table-cell>
                  </table:table-row>
                  <table:table-row table:style-name="TableLine94062507297952">
                    <table:table-cell table:style-name="Table1.A16" office:value-type="string">
                      <text:p text:style-name="P37"><office:annotation><dc:creator>bleybaert</dc:creator><dc:date>2020-02-12T14:18:02.875832968</dc:date><meta:creator-initials>ble</meta:creator-initials><text:p text:style-name="P78"><text:span text:style-name="T15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5"><text:text-input text:description="">subact_v.display_voc('responsible')</text:text-input></text:p>
                    </table:table-cell>
                  </table:table-row>
                  <table:table-row table:style-name="TableLine94062515220368">
                    <table:table-cell table:style-name="Table1.A16" office:value-type="string">
                      <text:p text:style-name="P34"><office:annotation><dc:creator>sge </dc:creator><dc:date>2013-10-21T23:33:12</dc:date><text:p text:style-name="P78"><text:span text:style-name="T15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5"><office:annotation><dc:creator>sge </dc:creator><dc:date>2013-06-17T12:54:19</dc:date><text:p text:style-name="P78"><text:span text:style-name="T15">do text</text:span></text:p><text:p text:style-name="P78"><text:span text:style-name="T15">from xhtml(subact_v.display_text_as_html('extra_concerned_people'))</text:span></text:p></office:annotation>champ extra_concerned_people</text:p>
                    </table:table-cell>
                  </table:table-row>
                  <table:table-row table:style-name="TableLine94062505575472">
                    <table:table-cell table:style-name="Table1.A16" office:value-type="string">
                      <text:p text:style-name="P39"><office:annotation><dc:creator>bleybaert</dc:creator><dc:date>2020-02-12T15:10:12.457694162</dc:date><meta:creator-initials>ble</meta:creator-initials><text:p text:style-name="P78"><text:span text:style-name="T15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60"><office:annotation><dc:creator>bleybaert</dc:creator><dc:date>2020-02-12T15:11:31.412785309</dc:date><meta:creator-initials>ble</meta:creator-initials><text:p text:style-name="P78"><text:span text:style-name="T15">do text if subact.projection</text:span></text:p><text:p text:style-name="P78"><text:span text:style-name="T15">from xhtml(subact_v.display_widget('IAnalyticBudget.projection'))</text:span></text:p></office:annotation>projection</text:p>
                    </table:table-cell>
                  </table:table-row>
                  <table:table-row table:style-name="TableLine94062533729760">
                    <table:table-cell table:style-name="Table1.A16" office:value-type="string">
                      <text:p text:style-name="P39"><office:annotation><dc:creator>bleybaert</dc:creator><dc:date>2020-02-12T15:11:07.244805064</dc:date><meta:creator-initials>ble</meta:creator-initials><text:p text:style-name="P78"><text:span text:style-name="T15">do row if view.keep_field('sb', 'IAnalyticBudget.analytic_budget')</text:span></text:p></office:annotation>Budget <text:soft-page-break/>analytique</text:p>
                    </table:table-cell>
                    <table:table-cell table:style-name="Table1.B16" office:value-type="string">
                      <text:p text:style-name="P60"><office:annotation><dc:creator>bleybaert</dc:creator><dc:date>2020-02-12T15:12:12.754750264</dc:date><meta:creator-initials>ble</meta:creator-initials><text:p text:style-name="P78"><text:span text:style-name="T15">do text if subact.analytic_budget</text:span></text:p><text:p text:style-name="P78"><text:span text:style-name="T15">from xhtml(subact_v.display_widget('analytic_budget'))</text:span></text:p></office:annotation>budg<text:span text:style-name="T12">et</text:span> analytique</text:p>
                    </table:table-cell>
                  </table:table-row>
                  <table:table-row table:style-name="TableLine94062525330896">
                    <table:table-cell table:style-name="Table1.A16" office:value-type="string">
                      <text:p text:style-name="P34"><office:annotation><dc:creator>bleybaert</dc:creator><dc:date>2020-02-10T15:48:54.328043652</dc:date><meta:creator-initials>ble</meta:creator-initials><text:p text:style-name="P78"><text:span text:style-name="T15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5"><office:annotation><dc:creator>sge </dc:creator><dc:date>2013-06-17T12:34:05</dc:date><text:p text:style-name="P78"><text:span text:style-name="T15">do text if subact.budget</text:span></text:p><text:p text:style-name="P78"><text:span text:style-name="T15">from xhtml(subact_v.getOwnBudget())</text:span></text:p></office:annotation>champ budget</text:p>
                    </table:table-cell>
                  </table:table-row>
                  <table:table-row table:style-name="TableLine94062505677504">
                    <table:table-cell table:style-name="Table1.A16" office:value-type="string">
                      <text:p text:style-name="P34"><office:annotation><dc:creator>sge </dc:creator><dc:date>2013-10-18T15:36:30</dc:date><text:p text:style-name="P78"><text:span text:style-name="T15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5"><office:annotation><dc:creator>sge </dc:creator><dc:date>2013-09-18T13:05:33</dc:date><text:p text:style-name="P78"><text:span text:style-name="T15">do text</text:span></text:p><text:p text:style-name="P78"><text:span text:style-name="T15">from subact_v.render_xhtml('budget_comments')</text:span></text:p></office:annotation>champ budget_comments</text:p>
                    </table:table-cell>
                  </table:table-row>
                  <table:table-row table:style-name="TableLine94062531818912">
                    <table:table-cell table:style-name="Table1.A15" office:value-type="string">
                      <text:p text:style-name="P34"><office:annotation><dc:creator>bleybaert</dc:creator><dc:date>2020-02-10T15:49:55.058128727</dc:date><meta:creator-initials>ble</meta:creator-initials><text:p text:style-name="P78"><text:span text:style-name="T15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5"><text:text-input text:description="">subact_v.get_value('progress')</text:text-input></text:p>
                    </table:table-cell>
                  </table:table-row>
                  <table:table-row table:style-name="TableLine94062485207232">
                    <table:table-cell table:style-name="Table1.A16" office:value-type="string">
                      <text:p text:style-name="P34"><office:annotation><dc:creator>sge </dc:creator><dc:date>2013-10-18T15:36:44</dc:date><text:p text:style-name="P78"><text:span text:style-name="T15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observation')</text:span></text:p></office:annotation>champ observation</text:p>
                    </table:table-cell>
                  </table:table-row>
                  <table:table-row table:style-name="TableLine94062538415536">
                    <table:table-cell table:style-name="Table1.A17" office:value-type="string">
                      <text:p text:style-name="P34"><office:annotation><dc:creator>sge </dc:creator><dc:date>2013-10-18T15:36:44</dc:date><text:p text:style-name="P78"><text:span text:style-name="T15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comments')</text:span></text:p></office:annotation>champ comments</text:p>
                    </table:table-cell>
                  </table:table-row>
                  <table:table-row table:style-name="TableLine94062516370592">
                    <table:table-cell table:style-name="Table1.A18" office:value-type="string">
                      <text:p text:style-name="P33"><text:span text:style-name="T9"><office:annotation><dc:creator>bleybaert</dc:creator><dc:date>2020-01-28T10:33:40.092793536</dc:date><meta:creator-initials>ble</meta:creator-initials><text:p text:style-name="P78"><text:span text:style-name="T15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4"><text:text-input text:description="">subact_v.display_voc('sdgs')</text:text-input></text:p>
                    </table:table-cell>
                  </table:table-row>
                  <table:table-row table:style-name="TableLine94062487620896">
                    <table:table-cell table:style-name="Table1.A19" office:value-type="string">
                      <text:p text:style-name="P40"><office:annotation><dc:creator>sge </dc:creator><dc:date>2013-10-18T15:09:43</dc:date><text:p text:style-name="P78"><text:span text:style-name="T15">do row if view.keep_field('sb', 'plan') and hasattr(subact, 'plan') and subact.plan</text:span></text:p></office:annotation>Plan</text:p>
                    </table:table-cell>
                    <table:table-cell table:style-name="Table1.B19" office:value-type="string">
                      <text:p text:style-name="P64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Line94062542299840">
                      <table:table-cell table:style-name="Table2.A1" table:number-columns-spanned="2" office:value-type="string">
                        <text:list xml:id="list95331448637846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7" text:outline-level="5"><text:bookmark-start text:name="__RefHeading___Toc4581_1957847879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 table:style-name="TableLine94062536936224">
                      <table:table-cell table:style-name="Table2.A2" office:value-type="string">
                        <text:p text:style-name="P35"><office:annotation><dc:creator>sge </dc:creator><dc:date>2013-10-21T23:29:43</dc:date><text:p text:style-name="P78"><text:span text:style-name="T15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6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  </table:table-cell>
                    </table:table-row>
                    <table:table-row table:style-name="TableLine94062551091376">
                      <table:table-cell table:style-name="Table2.A3" office:value-type="string">
                        <text:list xml:id="list95332611268136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style-name="Titre_20_Sous-Tache" text:outline-level="6">Service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table-cell table:style-name="Table2.B3" office:value-type="string">
                        <text:p text:style-name="P46"><text:text-input text:description="">task_v.display_voc('assigned_group')</text:text-input></text:p>
                      </table:table-cell>
                    </table:table-row>
                    <table:table-row table:style-name="TableLine94062414210640">
                      <table:table-cell table:style-name="Table2.A4" office:value-type="string">
                        <text:p text:style-name="P25">Utilisateur</text:p>
                      </table:table-cell>
                      <table:table-cell table:style-name="Table2.B4" office:value-type="string">
                        <text:p text:style-name="P43"><text:text-input text:description="">task_v.display_voc('assigned_user')</text:text-input></text:p>
                      </table:table-cell>
                    </table:table-row>
                    <table:table-row table:style-name="TableLine94062525966896">
                      <table:table-cell table:style-name="Table2.A5" office:value-type="string">
                        <text:p text:style-name="P35">Échéance</text:p>
                      </table:table-cell>
                      <table:table-cell table:style-name="Table2.B5" office:value-type="string">
                        <text:p text:style-name="P43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 table:style-name="TableLine94062521307472">
                    <table:table-cell table:style-name="Tableau3.A1" table:number-columns-spanned="2" office:value-type="string">
                      <text:list xml:id="list95332679810934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5" text:outline-level="4"><text:bookmark-start text:name="__RefHeading___Toc65921_3142966516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062504974000">
                    <table:table-cell table:style-name="Tableau3.A2" office:value-type="string">
                      <text:p text:style-name="P23"><office:annotation><dc:creator>sge </dc:creator><dc:date>2013-10-21T23:29:43</dc:date><text:p text:style-name="P78"><text:span text:style-name="T15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4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</table:table-cell>
                  </table:table-row>
                  <table:table-row table:style-name="TableLine94062553942016">
                    <table:table-cell table:style-name="Tableau3.A3" office:value-type="string">
                      <text:list xml:id="list95332403534435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Servi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au3.B3" office:value-type="string">
                      <text:p text:style-name="P45"><text:text-input text:description="">task_v.display_voc('assigned_group')</text:text-input></text:p>
                    </table:table-cell>
                  </table:table-row>
                  <table:table-row table:style-name="TableLine94062514127792">
                    <table:table-cell table:style-name="Tableau3.A4" office:value-type="string">
                      <text:p text:style-name="P24">Utilisateur</text:p>
                    </table:table-cell>
                    <table:table-cell table:style-name="Tableau3.B4" office:value-type="string">
                      <text:p text:style-name="P42"><text:text-input text:description="">task_v.display_voc('assigned_user')</text:text-input></text:p>
                    </table:table-cell>
                  </table:table-row>
                  <table:table-row table:style-name="TableLine94062527503728">
                    <table:table-cell table:style-name="Tableau3.A5" office:value-type="string">
                      <text:p text:style-name="P23">Échéance</text:p>
                    </table:table-cell>
                    <table:table-cell table:style-name="Tableau3.B5" office:value-type="string">
                      <text:p text:style-name="P41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3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3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3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3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default-outline-level="5"/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3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3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3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6-29T21:44:31.598992010</dc:date>
    <meta:editing-duration>P3DT1H41M8S</meta:editing-duration>
    <meta:editing-cycles>507</meta:editing-cycles>
    <meta:document-statistic meta:table-count="6" meta:image-count="0" meta:object-count="0" meta:page-count="4" meta:paragraph-count="169" meta:word-count="357" meta:character-count="3231" meta:non-whitespace-character-count="3106"/>
  </office:meta>
</office:document-meta>
</file>